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  <style:style style:name="T2" style:family="text">
      <style:text-properties style:font-name="Times New Roman" fo:font-size="8.5pt" fo:font-style="italic" style:font-size-asian="8.5pt" style:font-style-asian="italic"/>
    </style:style>
    <style:style style:name="T3" style:family="text">
      <style:text-properties style:font-name="Times New Roman" fo:font-size="8.5pt" fo:font-weight="bold" style:font-size-asian="8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/text:p>
      <text:p text:style-name="P1"><text:span text:style-name="T1">Tratam os autos de execução de penas aplicadas a VANDERLINO DE ARAUJO RODRIGUES, de 05 (cinco) anos e 04 (quatro) meses de</text:span></text:p>
      <text:p text:style-name="P1"><text:span text:style-name="T1">reclusão em regime fechado, por delitos capitulados no. art. 155, e no art. 155, § 4 (duas vezes), ambos do Código </text:span><text:span text:style-name="T2">caput </text:span><text:span text:style-name="T1">Penal (PEP nº:</text:span></text:p>
      <text:p text:style-name="P1"><text:span text:style-name="T1">0027392-41.2004.8.20.0001; 0000485-81.2008.8.20.0003; 0407722-39.2010.8.20.0001), sendo recebida, agora, nova guia de recolhimento,</text:span></text:p>
      <text:p text:style-name="P1"><text:span text:style-name="T1">tratando de condenação a 05 (cinco) anos e 06 (seis) meses de reclusão e 09 (nove) meses de detenção, em regime fechado, pelos crimes do</text:span></text:p>
      <text:p text:style-name="P1"><text:span text:style-name="T1">art. 157, § 2º, I e art. 307, </text:span><text:span text:style-name="T2">caput</text:span><text:span text:style-name="T1">, ambos do Código Repressivo (PEP nº: 0108593-35.2016.8.20.0001).</text:span></text:p>
      <text:p text:style-name="P1"><text:span text:style-name="T1">Impende registrar, que foi mantida a condenação do apenado na Apelação Criminal nº 2018.006485-8, do Tribunal de Justiça/RN.</text:span></text:p>
      <text:p text:style-name="P1"><text:span text:style-name="T1">Relatados.</text:span></text:p>
      <text:p text:style-name="P1"><text:span text:style-name="T1">Trata-se, na espécie, de concurso material de delitos, não se podendo ter os crimes como continuação entre si, impondo-se a soma das penas.</text:span></text:p>
      <text:p text:style-name="P1"><text:span text:style-name="T1">Por oportuno, anoto que a data-base para futuros benefícios deve ser a da última prisão ou falta grave.</text:span></text:p>
      <text:p text:style-name="P1"><text:span text:style-name="T1">Isto posto, </text:span><text:span text:style-name="T3">unifico em 11 (onze) anos e 07 (sete) meses de reclusão a pena privativa de liberdade</text:span><text:span text:style-name="T1">em execução nestes autos, a ser</text:span></text:p>
      <text:p text:style-name="P1"><text:span text:style-name="T1">cumprida em </text:span><text:span text:style-name="T3">regime fechado</text:span><text:span text:style-name="T1">, face ao saldo de pena e ao determinado nas sentenças condenatórias.</text:span></text:p>
      <text:p text:style-name="Standard"><text:span text:style-name="T1">P.R.I. Comunique-se ao estabelecimento prisional e expeça-se a competente Guia de Execução Penal unificad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26:10.290000000</meta:creation-date>
    <dc:date>2019-04-09T08:26:39.486000000</dc:date>
    <meta:editing-duration>PT30S</meta:editing-duration>
    <meta:editing-cycles>1</meta:editing-cycles>
    <meta:document-statistic meta:table-count="0" meta:image-count="0" meta:object-count="0" meta:page-count="1" meta:paragraph-count="13" meta:word-count="212" meta:character-count="1343" meta:non-whitespace-character-count="1144"/>
    <meta:generator>LibreOffice/6.0.3.2$Windows_X86_64 LibreOffice_project/8f48d515416608e3a835360314dac7e47fd0b821</meta:generator>
  </office:meta>
</office:document-meta>
</file>